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9661in"/>
    </style:style>
    <style:style style:name="co3" style:family="table-column">
      <style:table-column-properties fo:break-before="auto" style:column-width="0.6854in"/>
    </style:style>
    <style:style style:name="co4" style:family="table-column">
      <style:table-column-properties fo:break-before="auto" style:column-width="0.5429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float" office:value="2001" calcext:value-type="float" table:number-columns-spanned="5" table:number-rows-spanned="1">
            <text:p>2001</text:p>
          </table:table-cell>
          <table:covered-table-cell table:number-columns-repeated="4" table:style-name="ce3"/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记账号</text:p>
          </table:table-cell>
          <table:table-cell table:style-name="ce2" office:value-type="string" calcext:value-type="string">
            <text:p>核对状态</text:p>
          </table:table-cell>
          <table:table-cell table:style-name="ce2" office:value-type="string" calcext:value-type="string">
            <text:p>变动数量</text:p>
          </table:table-cell>
          <table:table-cell table:style-name="ce2" office:value-type="string" calcext:value-type="string">
            <text:p>交易ID</text:p>
          </table:table-cell>
          <table:table-cell table:number-columns-repeated="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0140806001" calcext:value-type="float">
            <text:p>20140806001</text:p>
          </table:table-cell>
          <table:table-cell table:style-name="ce3" office:value-type="string" calcext:value-type="string">
            <text:p>已核对</text:p>
          </table:table-cell>
          <table:table-cell table:style-name="ce3" office:value-type="float" office:value="-5000" calcext:value-type="float">
            <text:p>-5000</text:p>
          </table:table-cell>
          <table:table-cell table:style-name="ce3" office:value-type="float" office:value="6293" calcext:value-type="float">
            <text:p>6293</text:p>
          </table:table-cell>
          <table:table-cell table:number-columns-repeated="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0140806001" calcext:value-type="float">
            <text:p>20140806001</text:p>
          </table:table-cell>
          <table:table-cell table:style-name="ce3" office:value-type="string" calcext:value-type="string">
            <text:p>已核对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6298" calcext:value-type="float">
            <text:p>6298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交易表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交易标签映射表</text:p>
          </table:table-cell>
          <table:covered-table-cell table:number-columns-repeated="2" table:style-name="ce3"/>
        </table:table-row>
        <table:table-row table:style-name="ro3">
          <table:table-cell table:number-columns-repeated="6"/>
          <table:table-cell table:style-name="ce2" office:value-type="string" calcext:value-type="string">
            <text:p>交易ID</text:p>
          </table:table-cell>
          <table:table-cell table:style-name="ce2" office:value-type="string" calcext:value-type="string">
            <text:p>来源账户ID</text:p>
          </table:table-cell>
          <table:table-cell table:style-name="ce2" office:value-type="string" calcext:value-type="string">
            <text:p>去向账户I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交易ID</text:p>
          </table:table-cell>
          <table:table-cell table:style-name="ce2" office:value-type="string" calcext:value-type="string">
            <text:p>标签ID</text:p>
          </table:table-cell>
        </table:table-row>
        <table:table-row table:style-name="ro1">
          <table:table-cell table:number-columns-repeated="6"/>
          <table:table-cell table:style-name="ce3" office:value-type="float" office:value="6293" calcext:value-type="float">
            <text:p>6293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600660" calcext:value-type="float">
            <text:p>60066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6293" calcext:value-type="float">
            <text:p>6293</text:p>
          </table:table-cell>
          <table:table-cell table:style-name="ce3" office:value-type="string" calcext:value-type="string">
            <text:p>股权</text:p>
          </table:table-cell>
        </table:table-row>
        <table:table-row table:style-name="ro1">
          <table:table-cell table:number-columns-repeated="6"/>
          <table:table-cell table:style-name="ce3" office:value-type="float" office:value="6298" calcext:value-type="float">
            <text:p>6298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4000" calcext:value-type="float">
            <text:p>400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293" calcext:value-type="float">
            <text:p>6293</text:p>
          </table:table-cell>
          <table:table-cell table:style-name="ce3" office:value-type="string" calcext:value-type="string">
            <text:p>大陆市场</text:p>
          </table:table-cell>
        </table:table-row>
        <table:table-row table:style-name="ro1">
          <table:table-cell table:style-name="ce1" office:value-type="float" office:value="600660" calcext:value-type="float" table:number-columns-spanned="5" table:number-rows-spanned="1">
            <text:p>600660</text:p>
          </table:table-cell>
          <table:covered-table-cell table:number-columns-repeated="4" table:style-name="ce3"/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记账号</text:p>
          </table:table-cell>
          <table:table-cell table:style-name="ce2" office:value-type="string" calcext:value-type="string">
            <text:p>核对状态</text:p>
          </table:table-cell>
          <table:table-cell table:style-name="ce2" office:value-type="string" calcext:value-type="string">
            <text:p>变动数量</text:p>
          </table:table-cell>
          <table:table-cell table:style-name="ce2" office:value-type="string" calcext:value-type="string">
            <text:p>交易ID</text:p>
          </table:table-cell>
          <table:table-cell table:number-columns-repeated="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0140807001" calcext:value-type="float">
            <text:p>20140807001</text:p>
          </table:table-cell>
          <table:table-cell table:style-name="ce3" office:value-type="string" calcext:value-type="string">
            <text:p>自动核对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293" calcext:value-type="float">
            <text:p>629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17:46:08.032304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08:24:50.397276392</meta:creation-date>
    <dc:date>2014-08-06T17:52:29.185499793</dc:date>
    <meta:editing-duration>PT1M4S</meta:editing-duration>
    <meta:editing-cycles>6</meta:editing-cycles>
    <meta:generator>LibreOffice/4.2.5.2$Linux_X86_64 LibreOffice_project/25e2b54aadcc172e37cc1e321c928d32c3d83f8a</meta:generator>
    <meta:document-statistic meta:table-count="1" meta:cell-count="47" meta:object-count="0"/>
  </office:meta>
</office:document-meta>
</file>